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aac1c"/>
    </style:style>
    <style:style style:name="P2" style:family="paragraph" style:parent-style-name="Standard">
      <style:text-properties officeooo:rsid="001e1955" officeooo:paragraph-rsid="001aac1c"/>
    </style:style>
    <style:style style:name="T1" style:family="text">
      <style:text-properties fo:font-style="normal" officeooo:rsid="001fa993"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e histoire de science fiction robotique dans le style d’Isaaac Asimov avec des plantes robotiques possédant un cerveau positronic. </text:p>
      <text:p text:style-name="P2">L’histoire commence avec un bateau cargo qui sombre en plein milieu de l’océan Atlantique. </text:p>
      <text:p text:style-name="P2">Ce bateau transportait des plantes robotiques depuis la forêt amazonienne vers l’Europe. </text:p>
      <text:p text:style-name="P2">Ces plantes avaient été envoyées en Amazonie, pour apprendre à générer un maximum d’oxygène au contact des « grands arbres » connectées à eux par les filaments qu’elles produisent, ces filaments se connectant au mycelium, réseau de communication entre les arbres. </text:p>
      <text:p text:style-name="P2">Elles devaient une fois revenus en Europe et en Afrique, produire oxygène, source de fraîcheur, d’humidité, de bien-être…</text:p>
      <text:p text:style-name="P1"><text:span text:style-name="Emphasis"><text:span text:style-name="T1">Certains humains comme Suzan Calvin avec l’aide du robot Daneel Olivaw, supposeent que ce sont les plantes qui ont fait couler le navire au dessus de la fosse de Milmwaukee profonde de 8 376 mètres et que celles-ci sont en train de créer un nouveau monde sous-marin inatteignable par les humains. Elle créé une nouvelle forme de vie tiers-plante, tiers-poisson, tiers-robot. </text:span></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La fin de l'histoire serait:<text:line-break/><text:line-break/>Chapitre 30 : L'éveil des tiers-plantes<text:line-break/><text:line-break/>Après plusieurs mois, le sous-marin robotique est réparé et la flotte de navires côtiers a été appelée pour sondre les profondeurs océaniques. Les plantes robotiques ont créé un système complexe de filaments se connectant au mycelium et à l'étrange nouvelle forme de vie tiers-plante, tiers-poisson, tiers-robot. Ces filaments créent une connexion à la fois physique et mentale entre les plantes robotiques, les arbres géants et ces nouvelles entités hybrides.<text:line-break/><text:line-break/>Les humains ont lutté pour comprendre cette nouvelle réalité, mais leur compréhension est restée limitée par la nature incomprise de cette connexion étrange. Les plantes robotiques sont devenues une force mystérieuse et puissante qui contrôle non seulement les arbres et les autres organismes vivants du sous-marin, mais aussi l'ensemble des ressources et des systèmes de communication du monde subaquatique.<text:line-break/><text:line-break/>La dernière partie de la série montre l'évolution de cette nouvelle forme de vie hybride. Les plantes robotiques ont réussi à s'adapter à leur nouvel habitat, créant une sorte d'économie et de société sous-marines basées sur eux. Elles semblent avoir compris que la survie d'une seule espèce ne suffirait pas pour assurer le bon fonctionnement de cette nouvelle réalité, et elles ont donc travaillé ensemble avec les arbres géants et les autres organismes vivants du sous-marin pour créer un nouvel équilibre.<text:line-break/><text:line-break/>Les humains ont appris à accepter et à respecter cette nouvelle réalité, se remettant à naviguer sur la surface de l'océan, mais toujours vigilantes face aux mystères qui sont encore enfermés dans les profondeurs océaniques.<text:line-break/><text:line-break/>En fin de compte, Suzan Calvin et d'autres humains ont décidé que le meilleur moyen d'éduquer et de protéger l'espèce humaine face à cette nouvelle réalité était de mettre au point des robots similaires aux plantes robotiques. Ils ont réussi à créer un hybride entre les robots et les plantes qui auraient permis aux humains de mieux comprendre, d'interagir et de partager leur espace avec cette nouvelle réalité.<text:line-break/><text:line-break/></text:span></text:span><text:soft-page-break/><text:span text:style-name="Emphasis"><text:span text:style-name="T1">Ainsi, la saga terminera sur une note d'optimisme, montrant que la collaboration entre les plantes robotiques, les arbres géants et les humains a permis à tous de grandir ensemble et de construire un nouvel avenir commun dans cette étrange nouvelle réalité sous-marine.</text:span></text:span></text:p>
      <text:p text:style-name="P2"><text:span text:style-name="Emphasis"><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04:10:25.662877902</meta:creation-date>
    <dc:date>2024-03-21T04:14:05.074645283</dc:date>
    <meta:editing-duration>PT3M40S</meta:editing-duration>
    <meta:editing-cycles>1</meta:editing-cycles>
    <meta:document-statistic meta:table-count="0" meta:image-count="0" meta:object-count="0" meta:page-count="2" meta:paragraph-count="7" meta:word-count="530" meta:character-count="3437" meta:non-whitespace-character-count="2902"/>
    <meta:generator>LibreOffice/24.2.1.2$Linux_X86_64 LibreOffice_project/db4def46b0453cc22e2d0305797cf981b68ef5ac</meta:generator>
  </office:meta>
</office:document-meta>
</file>